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.83pt">
            <loext:p draw:notify-on-update-of-ranges="Sheet1.A1:Sheet1.A6 Sheet1.B1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NIST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CIFAR-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enn Tree Bank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IFAR-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VH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shion-MNIST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1:08:32.212908476</meta:creation-date>
    <dc:date>2018-06-09T11:33:40.473516747</dc:date>
    <meta:editing-duration>PT25M8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6" chart:data-source-has-labels="column" svg:x="1.324cm" svg:y="0.18cm" svg:width="14.356cm" svg:height="8.64cm">
          <chartooo:coordinate-region svg:x="2.161cm" svg:y="0.376cm" svg:width="13.416cm" svg:height="7.953cm"/>
          <chart:axis chart:dimension="x" chart:name="primary-x" chart:style-name="ch3" chartooo:axis-type="auto">
            <chartooo:date-scale/>
            <chart:categories table:cell-range-address="Sheet1.A1:Sheet1.A6"/>
          </chart:axis>
          <chart:axis chart:dimension="y" chart:name="primary-y" chart:style-name="ch4">
            <chart:title svg:x="0.451cm" svg:y="6.218cm" chart:style-name="ch5">
              <text:p>使っているプロジェクト数</text:p>
            </chart:title>
          </chart:axis>
          <chart:series chart:style-name="ch6" chart:values-cell-range-address="Sheet1.B1:Sheet1.B6" chart:class="chart:bar">
            <chart:data-point/>
            <chart:data-point chart:style-name="ch7"/>
            <chart:data-point/>
            <chart:data-point chart:style-name="ch7" chart:repeated="2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NIST</text:p>
                <draw:g>
                  <svg:desc>Sheet1.A1:Sheet1.A6</svg:desc>
                </draw:g>
              </table:table-cell>
              <table:table-cell office:value-type="float" office:value="391">
                <text:p>391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CIFAR-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Penn Tree Bank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IFAR-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SVH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ashion-MNIST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